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d7ee4"/>
    </style:style>
    <style:style style:name="P2" style:family="paragraph" style:parent-style-name="Standard">
      <style:paragraph-properties fo:text-align="center" style:justify-single-word="false"/>
      <style:text-properties fo:font-weight="bold" officeooo:rsid="0013bb8c" officeooo:paragraph-rsid="0013bb8c" style:font-weight-asian="bold" style:font-weight-complex="bold"/>
    </style:style>
    <style:style style:name="P3" style:family="paragraph" style:parent-style-name="Standard">
      <style:paragraph-properties fo:text-align="center" style:justify-single-word="false"/>
      <style:text-properties fo:font-weight="normal" officeooo:rsid="0013bb8c" officeooo:paragraph-rsid="0013bb8c" style:font-weight-asian="normal" style:font-weight-complex="normal"/>
    </style:style>
    <style:style style:name="T1" style:family="text">
      <style:text-properties officeooo:rsid="0008f346"/>
    </style:style>
    <style:style style:name="T2" style:family="text">
      <style:text-properties fo:font-style="italic" officeooo:rsid="0008f346" style:font-style-asian="italic" style:font-style-complex="italic"/>
    </style:style>
    <style:style style:name="T3" style:family="text">
      <style:text-properties fo:font-style="normal" officeooo:rsid="0008f346" style:font-style-asian="normal" style:font-style-complex="normal"/>
    </style:style>
    <style:style style:name="T4" style:family="text">
      <style:text-properties fo:font-style="normal" officeooo:rsid="0009bf9d" style:font-style-asian="normal" style:font-style-complex="normal"/>
    </style:style>
    <style:style style:name="T5" style:family="text">
      <style:text-properties fo:font-style="normal" officeooo:rsid="000a7572" style:font-style-asian="normal" style:font-style-complex="normal"/>
    </style:style>
    <style:style style:name="T6" style:family="text">
      <style:text-properties fo:font-style="normal" officeooo:rsid="000b24d2" style:font-style-asian="normal" style:font-style-complex="normal"/>
    </style:style>
    <style:style style:name="T7" style:family="text">
      <style:text-properties fo:font-style="normal" officeooo:rsid="000b4fcf" style:font-style-asian="normal" style:font-style-complex="normal"/>
    </style:style>
    <style:style style:name="T8" style:family="text">
      <style:text-properties fo:font-style="normal" officeooo:rsid="000d7ee4" style:font-style-asian="normal" style:font-style-complex="normal"/>
    </style:style>
    <style:style style:name="T9" style:family="text">
      <style:text-properties fo:font-style="normal" officeooo:rsid="000f2fe6" style:font-style-asian="normal" style:font-style-complex="normal"/>
    </style:style>
    <style:style style:name="T10" style:family="text">
      <style:text-properties fo:font-style="normal" officeooo:rsid="00110f68" style:font-style-asian="normal" style:font-style-complex="normal"/>
    </style:style>
    <style:style style:name="T11" style:family="text">
      <style:text-properties fo:font-style="normal" officeooo:rsid="00148dcc" style:font-style-asian="normal" style:font-style-complex="normal"/>
    </style:style>
    <style:style style:name="T12" style:family="text">
      <style:text-properties fo:font-style="normal" officeooo:rsid="0015e3ef"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 the Shioda Conjecture for Diagonal Weighted-Projective Varieties over Finite Fields</text:p>
      <text:p text:style-name="P3">Lerner-Brecher, M.; Church, B.; Huangdai, C.; Jing, M.; Singh, N.; Perry, A.; Litt, D.; Cheng, R.;</text:p>
      <text:p text:style-name="P1"/>
      <text:p text:style-name="P1">An algebraic variety is a geometric object given as the solution set to a system of polynomial equations. <text:s/><text:span text:style-name="T1">In this work we study a family of simple weighted-projective algebraic hypersurfaces defined over finite fields known as “diagonal varieties” which are cut out by a single polynomial without cross terms. Andre Weil famously studied such varieties in his seminal 1949 paper </text:span><text:span text:style-name="T2">Numbers of Solutions of Equations in Finite Fields </text:span><text:span text:style-name="T3">which proved a connection between the number of solutions of a diagonal variety over a finite field and the values of particular Gaussian sums and also first proposed the Weil conjectures in their modern form. </text:span><text:span text:style-name="T4">The Weil conjectures (proven in the 1960s) constrain the zeta function for a smooth projective variety defined over the algebraic closure of a finite field </text:span><text:span text:style-name="T11">to have </text:span><text:span text:style-name="T4">form of a rational function with degrees giving the dimensions of cohomology and whose roots and poles give the eigenvalues of the Frobenius </text:span><text:span text:style-name="T5">automorphism</text:span><text:span text:style-name="T4"> </text:span><text:span text:style-name="T5">on the cohomology which </text:span><text:span text:style-name="T11">determines</text:span><text:span text:style-name="T5"> how the variety is decomposed in finite subfields by the Galois action. </text:span><text:span text:style-name="T6">This information together with Weil’s application of Gaussian sums allows us to transfer the problem of determining properties of this Galois action to that of finding the splitting of Gaussian sums in </text:span><text:span text:style-name="T7">abelian</text:span><text:span text:style-name="T6"> number fields. </text:span><text:span text:style-name="T8">Specifically, we are investigating two special properties an algebraic variety might have: unirationality and supersingularity. Tetsuji Shioda conjectured that these two notions exactly coincide and, in 1979, proved this conjecture for Fermat surfaces and gave a classification of all supersingular Fermat varieties. </text:span><text:span text:style-name="T9">Using similar methods, we have </text:span><text:span text:style-name="T12">demonstrated</text:span><text:span text:style-name="T10"> the existence of three new </text:span><text:span text:style-name="T9">families of supersingular weighted-projective diagonal varieties </text:span><text:span text:style-name="T10">one of which we have demonstrated to be rational (and thus unirational) in accordance with the Shioda conjecture. </text:span></text:p>
      <text:p text:style-name="P1"><text:span text:style-name="T8"/></text:p>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1:06:27.958448943</meta:creation-date>
    <meta:generator>LibreOffice/5.4.6.2$Linux_X86_64 LibreOffice_project/40m0$Build-2</meta:generator>
    <dc:date>2018-07-26T12:07:17.132790896</dc:date>
    <meta:editing-duration>PT39M22S</meta:editing-duration>
    <meta:editing-cycles>11</meta:editing-cycles>
    <meta:document-statistic meta:table-count="0" meta:image-count="0" meta:object-count="0" meta:page-count="1" meta:paragraph-count="3" meta:word-count="310" meta:character-count="2042" meta:non-whitespace-character-count="1733"/>
  </office:meta>
</office:document-meta>
</file>